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4f5e"/>
    </style:style>
    <style:style style:name="P2" style:family="paragraph" style:parent-style-name="Standard">
      <style:paragraph-properties fo:text-align="center" style:justify-single-word="false"/>
      <style:text-properties officeooo:rsid="001a4f5e" officeooo:paragraph-rsid="001a4f5e"/>
    </style:style>
    <style:style style:name="P3" style:family="paragraph" style:parent-style-name="Standard">
      <style:paragraph-properties fo:text-align="center" style:justify-single-word="false"/>
      <style:text-properties style:font-name="Calibri" fo:font-size="44pt" officeooo:rsid="001a4f5e" officeooo:paragraph-rsid="001a4f5e" style:font-size-asian="44pt" style:font-size-complex="44pt"/>
    </style:style>
    <style:style style:name="P4" style:family="paragraph" style:parent-style-name="Standard">
      <style:paragraph-properties fo:text-align="center" style:justify-single-word="false"/>
      <style:text-properties style:font-name="Calibri" fo:font-size="54pt" officeooo:rsid="001a4f5e" officeooo:paragraph-rsid="001a4f5e" style:font-size-asian="54pt" style:font-size-complex="54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1pt" officeooo:rsid="001a4f5e" officeooo:paragraph-rsid="001a4f5e" style:font-size-asian="9.60000038146973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Calibri" fo:font-size="10pt" officeooo:rsid="001a4f5e" officeooo:paragraph-rsid="001a4f5e" style:font-size-asian="10pt" style:font-size-complex="10pt"/>
    </style:style>
    <style:style style:name="P7" style:family="paragraph" style:parent-style-name="Standard">
      <style:text-properties fo:color="#0084d1" officeooo:rsid="001c0112" officeooo:paragraph-rsid="001c0112"/>
    </style:style>
    <style:style style:name="P8" style:family="paragraph" style:parent-style-name="Standard">
      <style:text-properties fo:color="#000000" style:font-name="Calibri" fo:font-size="10pt" officeooo:rsid="001c0112" style:font-size-asian="10pt" style:font-size-complex="10pt"/>
    </style:style>
    <style:style style:name="P9" style:family="paragraph" style:parent-style-name="Standard">
      <style:text-properties fo:color="#000000" style:font-name="Calibri" fo:font-size="10pt" officeooo:rsid="001c0112" officeooo:paragraph-rsid="001c0112" style:font-size-asian="10pt" style:font-size-complex="10pt"/>
    </style:style>
    <style:style style:name="P10" style:family="paragraph" style:parent-style-name="Header">
      <style:paragraph-properties fo:text-align="center" style:justify-single-word="false"/>
      <style:text-properties officeooo:rsid="001a4f5e" officeooo:paragraph-rsid="001a4f5e"/>
    </style:style>
    <style:style style:name="P11" style:family="paragraph" style:parent-style-name="Footer">
      <style:text-properties officeooo:rsid="001c0112" officeooo:paragraph-rsid="001c0112"/>
    </style:style>
    <style:style style:name="T1" style:family="text">
      <style:text-properties officeooo:rsid="001c0112"/>
    </style:style>
    <style:style style:name="T2" style:family="text">
      <style:text-properties style:font-name="Calibri1" officeooo:rsid="001c0112"/>
    </style:style>
    <style:style style:name="T3" style:family="text">
      <style:text-properties style:font-name="Calibri" fo:font-size="44pt" style:font-size-asian="44pt" style:font-size-complex="4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3">Group Project 05</text:span></text:p>
      <text:p text:style-name="P3">Test Specification</text:p>
      <text:p text:style-name="P4"/>
      <text:p text:style-name="P4"/>
      <text:p text:style-name="P5"/>
      <text:p text:style-name="P5"/>
      <text:p text:style-name="P5"/>
      <text:p text:style-name="P6"/>
      <text:p text:style-name="P6"/>
      <text:p text:style-name="P6"/>
      <text:p text:style-name="P6">Authors: <text:s text:c="5"/>bmo; sr11; hac22; wia2; <text:s text:c="78"/>Department of Computer Science</text:p>
      <text:p text:style-name="P6"><text:s text:c="21"/>wjl3; njv1 <text:s text:c="104"/>Aberystwyth University</text:p>
      <text:p text:style-name="P6">Config Ref: SE_05_TS_01 <text:s text:c="97"/>Aberystwyth, Ceredigion</text:p>
      <text:p text:style-name="P6">Date: <text:s text:c="10"/>11/11/13 <text:s text:c="105"/>SY23 3DB</text:p>
      <text:p text:style-name="P6">Version: <text:s text:c="5"/>1.0<text:tab/> <text:s text:c="111"/>Copyright <text:span text:style-name="T2">© Group 05</text:span></text:p>
      <text:p text:style-name="P6">Status: <text:s text:c="8"/>Draft <text:s text:c="112"/><text:span text:style-name="T1">Aberystwyth University 2013</text:span></text:p>
      <text:p text:style-name="P1"/>
      <text:p text:style-name="P1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1" svg:font-family="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a4f5e" officeooo:paragraph-rsid="001a4f5e"/>
    </style:style>
    <style:style style:name="MP2" style:family="paragraph" style:parent-style-name="Footer">
      <style:text-properties officeooo:rsid="001c0112" officeooo:paragraph-rsid="001c011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S22120 Test Specification – (1.0/Draft)</text:p>
      </style:header>
      <style:footer>
        <text:p text:style-name="MP2">Aberystwyth University/Computer Science <text:s text:c="60"/>page 1 of 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1T11:55:02.800367000</meta:creation-date>
    <dc:date>2013-11-11T12:36:07.840607000</dc:date>
    <meta:editing-duration>PT23M4S</meta:editing-duration>
    <meta:editing-cycles>1</meta:editing-cycles>
    <meta:document-statistic meta:table-count="0" meta:image-count="0" meta:object-count="0" meta:page-count="2" meta:paragraph-count="10" meta:word-count="49" meta:character-count="1082" meta:non-whitespace-character-count="325"/>
    <meta:generator>LibreOffice/4.1.0.4$MacOSX_x86 LibreOffice_project/89ea49ddacd9aa532507cbf852f2bb22b1ace28</meta:generator>
  </office:meta>
</office:document-meta>
</file>